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orizontal_20_Line">
      <style:text-properties style:font-name="Arial1" fo:font-size="12pt" fo:font-weight="normal" style:font-size-asian="12pt" style:font-weight-asian="normal" style:font-size-complex="12pt" style:font-weight-complex="normal"/>
    </style:style>
    <style:style style:name="P2" style:family="paragraph" style:parent-style-name="Standard">
      <style:text-properties style:font-name="Arial1" fo:font-weight="normal" style:font-weight-asian="normal" style:font-weight-complex="normal"/>
    </style:style>
    <style:style style:name="P3" style:family="paragraph" style:parent-style-name="Text_20_body">
      <style:text-properties style:font-name="Arial1" fo:font-weight="normal" style:font-weight-asian="normal" style:font-weight-complex="normal"/>
    </style:style>
    <style:style style:name="P4" style:family="paragraph" style:parent-style-name="Text_20_body">
      <style:paragraph-properties fo:break-before="page"/>
      <style:text-properties style:font-name="Arial1" fo:font-weight="normal" style:font-weight-asian="normal" style:font-weight-complex="normal"/>
    </style:style>
    <style:style style:name="P5" style:family="paragraph" style:parent-style-name="Text_20_body">
      <style:paragraph-properties fo:margin-top="0.423cm" fo:margin-bottom="0.423cm" style:contextual-spacing="false" fo:line-height="138%" style:writing-mode="lr-tb"/>
    </style:style>
    <style:style style:name="P6" style:family="paragraph" style:parent-style-name="Text_20_body">
      <style:paragraph-properties fo:margin-top="0cm" fo:margin-bottom="0.423cm" style:contextual-spacing="false" fo:line-height="138%" style:writing-mode="lr-tb"/>
    </style:style>
    <style:style style:name="P7" style:family="paragraph" style:parent-style-name="Text_20_body">
      <style:text-properties officeooo:paragraph-rsid="0019ef2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fo:font-weight="normal" style:font-weight-asian="normal" style:font-weight-complex="normal"/>
    </style:style>
    <style:style style:name="T4" style:family="text">
      <style:text-properties style:font-name="Arial1" fo:font-weight="normal" officeooo:rsid="0019a88a" style:font-weight-asian="normal" style:font-weight-complex="normal"/>
    </style:style>
    <style:style style:name="T5" style:family="text">
      <style:text-properties style:font-name="Arial1" fo:font-size="12pt" style:font-size-asian="12pt" style:font-size-complex="12pt"/>
    </style:style>
    <style:style style:name="T6" style:family="text">
      <style:text-properties style:font-name="Arial1" fo:font-size="12pt" fo:font-weight="bold" style:font-size-asian="12pt" style:font-weight-asian="bold" style:font-size-complex="12pt" style:font-weight-complex="bold"/>
    </style:style>
    <style:style style:name="T7" style:family="text">
      <style:text-properties style:font-name="Arial1"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font-name="Arial3" fo:font-size="11pt" fo:font-style="normal" style:text-underline-style="none" fo:font-weight="normal" officeooo:rsid="0019ef23"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font-name="Arial3" fo:font-size="11pt" fo:font-style="normal" style:text-underline-style="none" fo:font-weight="bold" officeooo:rsid="0019ef23"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style:font-name="Arial3" fo:font-size="11pt" fo:font-style="italic"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3" fo:font-size="11pt" fo:font-style="italic"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1155cc" loext:opacity="100%" style:text-line-through-style="none" style:text-line-through-type="none" style:font-name="Arial3" fo:font-size="11pt" fo:font-style="normal" style:text-underline-style="solid" style:text-underline-width="auto" style:text-underline-color="font-color" fo:font-weight="normal" style:text-blinking="false"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irbnb has significantly disrupted the traditional hospitality sector by enabling short-term peer-to-peer rentals that offer cost-effective, localised experiences for travellers. However, the platform’s rapid growth in urban centres such as New York City has contributed to imbalanced spatial demand, where certain neighbourhoods face disproportionate booking pressure while others remain underutilised (Choi &amp; Kim, 2024). This phenomenon not only raises concerns about urban sustainability and resident well-being but also limits opportunities for hosts in less frequented areas (Airbnb, 2024).</text:p>
      <text:p text:style-name="Text_20_body"><text:span text:style-name="T3">To support Airbnb’s strategic objectives around sustainable growth and equitable visibility, this study investigates the potential of classical machine learning techniques to enhance listing recommendation systems. Specifically, the research addresses the question:<text:line-break/></text:span><text:span text:style-name="Strong_20_Emphasis"><text:span text:style-name="T3">"How can Airbnb identify and recommend less busy, yet similar, neighbourhoods within the same borough group when availability is constrained in a user’s area of interest?"</text:span></text:span></text:p>
      <text:p text:style-name="Text_20_body"><text:span text:style-name="T3">The methodological approach is grounded in classical machine learning, incorporating both clustering and recommendation techniques. Prior to model development, a rigorous </text:span><text:span text:style-name="Strong_20_Emphasis"><text:span text:style-name="T3">exploratory data analysis (EDA)</text:span></text:span><text:span text:style-name="T3"> was conducted to uncover spatial and behavioural patterns within the </text:span><text:span text:style-name="Strong_20_Emphasis"><text:span text:style-name="T3">Airbnb NYC 2019</text:span></text:span><text:span text:style-name="T3"> dataset. EDA serves as a foundational phase in any data science project, allowing for the assessment of feature relevance, detection of distributional anomalies, and formulation of hypothesis-driven modelling strategies (Kelleher et al., 2020; Han et al., 2022).</text:span></text:p>
      <text:p text:style-name="P7"><text:span text:style-name="T3">Key indicators such as </text:span><text:span text:style-name="Source_20_Text"><text:span text:style-name="T3">availability_365</text:span></text:span><text:span text:style-name="T3">, </text:span><text:span text:style-name="Source_20_Text"><text:span text:style-name="T3">number_of_reviews</text:span></text:span><text:span text:style-name="T3">, and </text:span><text:span text:style-name="Source_20_Text"><text:span text:style-name="T3">price</text:span></text:span><text:span text:style-name="T3"> were analysed to distinguish high-demand areas from those with similar profiles but lower occupancy levels. Insights from this analysis guided the application of </text:span><text:span text:style-name="Strong_20_Emphasis"><text:span text:style-name="T3">K-Means clustering</text:span></text:span><text:span text:style-name="T3"> to segment listings based on availability and usage characteristics, followed by a </text:span><text:span text:style-name="Strong_20_Emphasis"><text:span text:style-name="T3">K-Nearest Neighbors (KNN)</text:span></text:span><text:span text:style-name="T3"> algorithm to generate spatially and contextually relevant listing alternatives. The proposed solution aims to reduce booking friction, alleviate over-tourism, and promote underexposed neighbourho</text:span><text:span text:style-name="T4">o</text:span><text:span text:style-name="T3">ds—aligning with both user satisfaction and platform-wide optimisation.<text:line-break/></text:span></text:p>
      <text:p text:style-name="P7"><text:span text:style-name="T12"/></text:p>
      <text:p text:style-name="P7"><text:span text:style-name="T16">References<text:line-break/></text:span><text:span text:style-name="T15">A</text:span><text:span text:style-name="T14">irbnb (2024) </text:span><text:span text:style-name="T18">Sustainability and Community Update</text:span><text:span text:style-name="T14">. Available at:</text:span><text:a xlink:type="simple" xlink:href="https://s26.q4cdn.com/656283129/files/doc_downloads/governance_doc_updated/2024/12/Airbnb-2024-Sustainability-and-Community-Update.pdf" text:style-name="Internet_20_link" text:visited-style-name="Visited_20_Internet_20_Link"><text:span text:style-name="T11"> </text:span><text:span text:style-name="T19">https://s26.q4cdn.com/656283129/files/doc_downloads/governance_doc_updated/2024/12/Airbnb-2024-Sustainability-and-Community-Update.pdf</text:span></text:a><text:span text:style-name="T11"> </text:span><text:span text:style-name="T14">(Accessed: 24 May 2025).</text:span></text:p>
      <text:p text:style-name="P6"><text:span text:style-name="T13">Choi, S. and Kim, S. (2024) ‘Impact of COVID-19 pandemic on Airbnb listings in New York City: challenges and opportunities for urban housing sustainability’, </text:span><text:span text:style-name="T17">Sustainability</text:span><text:span text:style-name="T13">, 16(20), p. 9140. doi: 10.3390/su16209140 (Accessed: 24 May 2025).</text:span></text:p>
      <text:p text:style-name="P5"><text:span text:style-name="T13">Han, J., Pei, J. and Tong, H. (2022) </text:span><text:span text:style-name="T17">Data Mining: Concepts and Techniques</text:span><text:span text:style-name="T13">. 4th edn. Amsterdam: Morgan Kaufmann.</text:span></text:p>
      <text:p text:style-name="Text_20_body"><text:span text:style-name="T13">Kelleher, J.D., Mac Namee, B. and D’Arcy, A. (2020) </text:span><text:span text:style-name="T17">Fundamentals of Machine Learning for Predictive Data Analytics</text:span><text:span text:style-name="T13">. 2nd edn. Cambridge, MA: MIT Press.</text:span> </text:p>
      <text:p text:style-name="P4"><text:span text:style-name="Strong_20_Emphasis"><text:span text:style-name="T10">Choi, S. and Kim, S. (2024).</text:span></text:span><text:span text:style-name="T8"><text:line-break/></text:span><text:span text:style-name="Emphasis"><text:span text:style-name="T8">Impact of COVID-19 pandemic on Airbnb listings in New York City: challenges and opportunities for urban housing sustainability.</text:span></text:span><text:span text:style-name="T8"><text:line-break/></text:span><text:span text:style-name="Strong_20_Emphasis"><text:span text:style-name="T10">Summary:</text:span></text:span><text:span text:style-name="T8"> This article analyses how the COVID-19 pandemic altered listing behaviours, pricing strategies, and occupancy patterns across NYC neighbourhoods. It uses statistical comparisons between pre- and post-pandemic data to highlight shifts in host adaptation and guest demand.<text:line-break/></text:span><text:span text:style-name="Strong_20_Emphasis"><text:span text:style-name="T10">Reason for inclusion:</text:span></text:span><text:span text:style-name="T8"> It provides up-to-date empirical evidence on spatial demand imbalances in NYC’s Airbnb market and underpins the project’s focus on sustainable, data-driven recommendations for less crowded areas.</text:span></text:p>
      <text:p text:style-name="P1"/>
      <text:p text:style-name="Text_20_body"><text:span text:style-name="Strong_20_Emphasis"><text:span text:style-name="T7">Airbnb (2024).</text:span></text:span><text:span text:style-name="T7"><text:line-break/></text:span><text:span text:style-name="Emphasis"><text:span text:style-name="T7">Sustainability and Community Update.</text:span></text:span><text:span text:style-name="T7"><text:line-break/></text:span><text:span text:style-name="Strong_20_Emphasis"><text:span text:style-name="T7">Summary:</text:span></text:span><text:span text:style-name="T7"> Airbnb’s official update outlines the company’s 2023–2024 goals and achievements in environmental sustainability, community engagement, and equitable platform growth. It details strategic initiatives—such as incentives for hosts in underutilised areas—to balance demand.<text:line-break/></text:span><text:span text:style-name="Strong_20_Emphasis"><text:span text:style-name="T7">Reason for inclusion:</text:span></text:span><text:span text:style-name="T7"> It directly frames the business context and strategic imperatives (sustainable growth, equitable visibility) that motivate our machine-learning recommendations.</text:span></text:p>
      <text:p text:style-name="P1"/>
      <text:p text:style-name="Text_20_body"><text:span text:style-name="Strong_20_Emphasis"><text:span text:style-name="T7">Kelleher, J. D., Mac Namee, B. and D’Arcy, A. (2020).</text:span></text:span><text:span text:style-name="T7"><text:line-break/></text:span><text:span text:style-name="Emphasis"><text:span text:style-name="T7">Fundamentals of Machine Learning for Predictive Data Analytics</text:span></text:span><text:span text:style-name="T7"> (2nd edn).<text:line-break/></text:span><text:span text:style-name="Strong_20_Emphasis"><text:span text:style-name="T7">Summary:</text:span></text:span><text:span text:style-name="T7"> This textbook introduces core concepts of data preprocessing, exploratory data analysis, and classical ML algorithms (including clustering and KNN) with practical examples. It emphasises the role of EDA in guiding model selection and performance interpretation.<text:line-break/></text:span><text:span text:style-name="Strong_20_Emphasis"><text:span text:style-name="T7">Reason for inclusion:</text:span></text:span><text:span text:style-name="T7"> It underpins our methodological justification for conducting rigorous EDA and choosing K-Means and KNN within a classical ML framework.</text:span></text:p>
      <text:p text:style-name="P1"/>
      <text:p text:style-name="Text_20_body"><text:span text:style-name="Strong_20_Emphasis"><text:span text:style-name="T7">Han, J., Pei, J. and Tong, H. (2022).</text:span></text:span><text:span text:style-name="T7"><text:line-break/></text:span><text:span text:style-name="Emphasis"><text:span text:style-name="T7">Data Mining: Concepts and Techniques</text:span></text:span><text:span text:style-name="T7"> (4th edn).<text:line-break/></text:span><text:span text:style-name="Strong_20_Emphasis"><text:span text:style-name="T7">Summary:</text:span></text:span><text:span text:style-name="T7"> Han et al. provide a comprehensive treatment of clustering and similarity-based recommendation methods, detailing algorithmic foundations, evaluation metrics, and real-world applications.<text:line-break/></text:span><text:span text:style-name="Strong_20_Emphasis"><text:span text:style-name="T7">Reason for inclusion:</text:span></text:span><text:span text:style-name="T7"> It offers theoretical rigor and best-practice guidelines for applying clustering and KNN to large spatial datasets, reinforcing our technical approach to segment and recommend neighbourhoods.</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4T21:02:26.267000000</meta:creation-date>
    <dc:date>2025-05-24T21:29:51.315000000</dc:date>
    <meta:editing-duration>PT27M25S</meta:editing-duration>
    <meta:editing-cycles>2</meta:editing-cycles>
    <meta:generator>LibreOffice/7.5.2.2$Windows_X86_64 LibreOffice_project/53bb9681a964705cf672590721dbc85eb4d0c3a2</meta:generator>
    <meta:document-statistic meta:table-count="0" meta:image-count="0" meta:object-count="0" meta:page-count="2" meta:paragraph-count="12" meta:word-count="675" meta:character-count="5166" meta:non-whitespace-character-count="4505"/>
  </office:meta>
</office:document-meta>
</file>